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Verdana" svg:font-family="Verdan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4.871cm" table:align="left"/>
    </style:style>
    <style:style style:name="Tabela1.A" style:family="table-column">
      <style:table-column-properties style:column-width="21.387cm"/>
    </style:style>
    <style:style style:name="Tabela1.B" style:family="table-column">
      <style:table-column-properties style:column-width="3.484cm"/>
    </style:style>
    <style:style style:name="Tabela1.A1" style:family="table-cell">
      <style:table-cell-properties style:vertical-align="middle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</style:style>
    <style:style style:name="P3" style:family="paragraph" style:parent-style-name="Text_20_body">
      <style:paragraph-properties fo:margin-left="0.741cm" fo:margin-right="0cm" fo:text-indent="0cm" style:auto-text-indent="false"/>
      <style:text-properties style:font-name="Verdana" fo:font-size="10pt"/>
    </style:style>
    <style:style style:name="P4" style:family="paragraph" style:parent-style-name="Preformatted_20_Text">
      <style:paragraph-properties fo:margin-top="0cm" fo:margin-bottom="0.499cm"/>
    </style:style>
    <style:style style:name="P5" style:family="paragraph" style:parent-style-name="Preformatted_20_Text">
      <style:paragraph-properties fo:margin-top="0cm" fo:margin-bottom="0.499cm" fo:padding="0.074cm" fo:border-left="none" fo:border-right="none" fo:border-top="none" fo:border-bottom="0.002cm solid #000000" style:join-border="false"/>
    </style:style>
    <style:style style:name="P6" style:family="paragraph" style:parent-style-name="Table_20_Contents">
      <style:paragraph-properties fo:margin-top="0cm" fo:margin-bottom="0.499cm"/>
    </style:style>
    <style:style style:name="P7" style:family="paragraph" style:parent-style-name="Table_20_Contents">
      <style:paragraph-properties fo:margin-top="0cm" fo:margin-bottom="0.499cm"/>
      <style:text-properties style:font-name="Verdana" fo:font-size="10pt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fo:margin-left="1.693cm" fo:margin-right="0cm" fo:margin-top="0cm" fo:margin-bottom="0.499cm" fo:text-indent="0cm" style:auto-text-indent="false"/>
      <style:text-properties style:font-name="Verdana" fo:font-size="10pt"/>
    </style:style>
    <style:style style:name="P10" style:family="paragraph" style:parent-style-name="Standard">
      <style:text-properties fo:font-size="14pt" style:font-size-asian="14pt"/>
    </style:style>
    <style:style style:name="P11" style:family="paragraph" style:parent-style-name="Standard">
      <style:text-properties fo:color="#0000ff" fo:font-weight="bold" style:font-weight-asian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list-style-name="WWNum5">
      <style:paragraph-properties fo:margin-left="1.27cm" fo:margin-right="0cm" fo:text-indent="-0.633cm" style:auto-text-indent="false"/>
    </style:style>
    <style:style style:name="P15" style:family="paragraph" style:parent-style-name="Standard" style:list-style-name="WWNum5">
      <style:paragraph-properties fo:margin-left="1.27cm" fo:margin-right="0cm" fo:text-indent="-0.633cm" style:auto-text-indent="false"/>
      <style:text-properties fo:color="#5c5c5c" style:font-name="Consolas" fo:font-size="9pt" fo:font-weight="bold" fo:background-color="#ffffff" style:font-name-asian="Consolas1" style:font-size-asian="9pt" style:font-weight-asian="bold" style:font-name-complex="Consolas1"/>
    </style:style>
    <style:style style:name="P16" style:family="paragraph" style:parent-style-name="Standard" style:list-style-name="WWNum4">
      <style:paragraph-properties fo:margin-left="1.27cm" fo:margin-right="0cm" fo:text-indent="-0.633cm" style:auto-text-indent="false"/>
      <style:text-properties fo:color="#5c5c5c" style:font-name="Consolas" fo:font-size="9pt" fo:font-weight="bold" fo:background-color="#ffffff" style:font-name-asian="Consolas1" style:font-size-asian="9pt" style:font-weight-asian="bold" style:font-name-complex="Consolas1"/>
    </style:style>
    <style:style style:name="P17" style:family="paragraph" style:parent-style-name="Standard" style:list-style-name="WWNum2">
      <style:paragraph-properties fo:margin-left="1.27cm" fo:margin-right="0cm" fo:text-indent="-0.633cm" style:auto-text-indent="false"/>
      <style:text-properties fo:color="#5c5c5c" style:font-name="Consolas" fo:font-size="9pt" fo:font-weight="bold" fo:background-color="#ffffff" style:font-name-asian="Consolas1" style:font-size-asian="9pt" style:font-weight-asian="bold" style:font-name-complex="Consolas1"/>
    </style:style>
    <style:style style:name="P18" style:family="paragraph" style:parent-style-name="Standard" style:list-style-name="WWNum3">
      <style:paragraph-properties fo:margin-left="1.27cm" fo:margin-right="0cm" fo:text-indent="-0.633cm" style:auto-text-indent="false"/>
      <style:text-properties fo:color="#5c5c5c" style:font-name="Consolas" fo:font-size="9pt" fo:font-weight="bold" fo:background-color="#ffffff" style:font-name-asian="Consolas1" style:font-size-asian="9pt" style:font-weight-asian="bold" style:font-name-complex="Consolas1"/>
    </style:style>
    <style:style style:name="P19" style:family="paragraph" style:parent-style-name="Standard">
      <style:paragraph-properties fo:margin-left="1.27cm" fo:margin-right="0cm" fo:text-indent="-0.633cm" style:auto-text-indent="false"/>
      <style:text-properties fo:color="#5c5c5c" style:font-name="Consolas" fo:font-size="9pt" fo:font-weight="bold" style:font-name-asian="Consolas1" style:font-size-asian="9pt" style:font-weight-asian="bold" style:font-name-complex="Consolas1"/>
    </style:style>
    <style:style style:name="P20" style:family="paragraph" style:parent-style-name="Standard" style:list-style-name="WWNum5">
      <style:paragraph-properties fo:margin-left="1.27cm" fo:margin-right="0cm" fo:text-indent="-0.633cm" style:auto-text-indent="false"/>
      <style:text-properties fo:color="#5c5c5c" style:font-name="Consolas" fo:font-size="9pt" fo:font-weight="bold" style:font-name-asian="Consolas1" style:font-size-asian="9pt" style:font-weight-asian="bold" style:font-name-complex="Consolas1"/>
    </style:style>
    <style:style style:name="P21" style:family="paragraph" style:parent-style-name="Standard" style:list-style-name="WWNum4">
      <style:paragraph-properties fo:margin-left="1.27cm" fo:margin-right="0cm" fo:text-indent="-0.633cm" style:auto-text-indent="false"/>
      <style:text-properties fo:color="#5c5c5c" style:font-name="Consolas" fo:font-size="9pt" fo:font-weight="bold" style:font-name-asian="Consolas1" style:font-size-asian="9pt" style:font-weight-asian="bold" style:font-name-complex="Consolas1"/>
    </style:style>
    <style:style style:name="P22" style:family="paragraph" style:parent-style-name="Standard" style:list-style-name="WWNum2">
      <style:paragraph-properties fo:margin-left="1.27cm" fo:margin-right="0cm" fo:text-indent="-0.633cm" style:auto-text-indent="false"/>
      <style:text-properties fo:color="#5c5c5c" style:font-name="Consolas" fo:font-size="9pt" fo:font-weight="bold" style:font-name-asian="Consolas1" style:font-size-asian="9pt" style:font-weight-asian="bold" style:font-name-complex="Consolas1"/>
    </style:style>
    <style:style style:name="P23" style:family="paragraph" style:parent-style-name="Standard" style:list-style-name="WWNum3">
      <style:paragraph-properties fo:margin-left="1.27cm" fo:margin-right="0cm" fo:text-indent="-0.633cm" style:auto-text-indent="false"/>
      <style:text-properties fo:color="#5c5c5c" style:font-name="Consolas" fo:font-size="9pt" fo:font-weight="bold" style:font-name-asian="Consolas1" style:font-size-asian="9pt" style:font-weight-asian="bold" style:font-name-complex="Consolas1"/>
    </style:style>
    <style:style style:name="P24" style:family="paragraph" style:parent-style-name="Standard">
      <style:paragraph-properties fo:margin-left="1.27cm" fo:margin-right="0cm" fo:text-indent="-0.633cm" style:auto-text-indent="false"/>
      <style:text-properties fo:color="#5c5c5c" style:font-name="Consolas" fo:font-size="9pt" fo:font-weight="bold" style:font-name-asian="Consolas1" style:font-size-asian="9pt" style:font-weight-asian="bold" style:font-name-complex="Consolas1" style:font-weight-complex="bold"/>
    </style:style>
    <style:style style:name="P25" style:family="paragraph" style:parent-style-name="Standard" style:list-style-name="WWNum4">
      <style:paragraph-properties fo:margin-left="1.27cm" fo:margin-right="0cm" fo:text-indent="-0.633cm" style:auto-text-indent="false"/>
    </style:style>
    <style:style style:name="P26" style:family="paragraph" style:parent-style-name="Standard" style:list-style-name="WWNum2">
      <style:paragraph-properties fo:margin-left="1.27cm" fo:margin-right="0cm" fo:text-indent="-0.633cm" style:auto-text-indent="false"/>
    </style:style>
    <style:style style:name="P27" style:family="paragraph" style:parent-style-name="Standard" style:list-style-name="WWNum1">
      <style:paragraph-properties fo:margin-left="1.27cm" fo:margin-right="0cm" fo:text-indent="-0.633cm" style:auto-text-indent="false"/>
    </style:style>
    <style:style style:name="P28" style:family="paragraph" style:parent-style-name="Standard" style:list-style-name="WWNum3">
      <style:paragraph-properties fo:margin-left="1.27cm" fo:margin-right="0cm" fo:text-indent="-0.633cm" style:auto-text-indent="false"/>
    </style:style>
    <style:style style:name="P2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4pt" style:font-size-asian="14pt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1" style:family="paragraph" style:parent-style-name="Standard">
      <style:paragraph-properties fo:margin-top="0.635cm" fo:margin-bottom="0.141cm" fo:line-height="100%"/>
      <style:text-properties fo:font-weight="bold" style:font-weight-asian="bold" style:font-weight-complex="bold"/>
    </style:style>
    <style:style style:name="P32" style:family="paragraph" style:parent-style-name="Text_20_body">
      <style:text-properties style:font-name="Verdana" fo:font-size="14pt" style:font-size-asian="14pt"/>
    </style:style>
    <style:style style:name="P33" style:family="paragraph" style:parent-style-name="Text_20_body">
      <style:text-properties style:font-name="Verdana" fo:font-size="10pt"/>
    </style:style>
    <style:style style:name="P34" style:family="paragraph" style:parent-style-name="Text_20_body">
      <style:text-properties fo:font-size="14pt" style:font-size-asian="14pt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7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style:font-name="Verdana" fo:font-size="10pt"/>
    </style:style>
    <style:style style:name="P38" style:family="paragraph" style:parent-style-name="Text_20_body">
      <style:paragraph-properties fo:padding="0.074cm" fo:border-left="none" fo:border-right="none" fo:border-top="none" fo:border-bottom="0.002cm solid #000000" style:join-border="false"/>
    </style:style>
    <style:style style:name="P39" style:family="paragraph" style:parent-style-name="Text_20_body">
      <style:paragraph-properties fo:margin-left="0.741cm" fo:margin-right="0cm" fo:text-indent="0cm" style:auto-text-indent="false"/>
      <style:text-properties style:font-name="Verdana" fo:font-size="10pt" fo:font-weight="bold" style:font-weight-asian="bold" style:font-weight-complex="bold"/>
    </style:style>
    <style:style style:name="P40" style:family="paragraph" style:parent-style-name="Heading_20_2" style:master-page-name="Standard">
      <style:paragraph-properties fo:margin-top="0.635cm" fo:margin-bottom="0.141cm" fo:line-height="100%" style:page-number="auto"/>
    </style:style>
    <style:style style:name="P41" style:family="paragraph" style:parent-style-name="Heading_20_2">
      <style:paragraph-properties fo:margin-top="0.635cm" fo:margin-bottom="0.141cm" fo:line-height="100%"/>
    </style:style>
    <style:style style:name="P42" style:family="paragraph" style:parent-style-name="Heading_20_2">
      <style:paragraph-properties fo:margin-top="0.635cm" fo:margin-bottom="0.141cm" fo:line-height="100%"/>
      <style:text-properties fo:font-weight="normal" style:font-weight-asian="normal"/>
    </style:style>
    <style:style style:name="P43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color="#0000ff"/>
    </style:style>
    <style:style style:name="T3" style:family="text">
      <style:text-properties fo:color="#0000ff" fo:font-size="14pt" fo:font-weight="bold" style:font-size-asian="14pt" style:font-weight-asian="bold"/>
    </style:style>
    <style:style style:name="T4" style:family="text">
      <style:text-properties fo:color="#0000ff" fo:font-size="14pt" style:font-size-asian="14pt"/>
    </style:style>
    <style:style style:name="T5" style:family="text">
      <style:text-properties fo:color="#0000ff" fo:font-size="18pt" style:font-size-asian="18pt"/>
    </style:style>
    <style:style style:name="T6" style:family="text">
      <style:text-properties fo:font-weight="normal" style:font-weight-asian="normal"/>
    </style:style>
    <style:style style:name="T7" style:family="text">
      <style:text-properties fo:color="#006699" style:font-name="Consolas" fo:font-size="9pt" fo:font-weight="bold" fo:background-color="#ffffff" style:font-name-asian="Consolas1" style:font-size-asian="9pt" style:font-weight-asian="bold" style:font-name-complex="Consolas1"/>
    </style:style>
    <style:style style:name="T8" style:family="text">
      <style:text-properties fo:color="#006699" style:font-name="Consolas" fo:font-size="9pt" fo:font-weight="bold" style:font-name-asian="Consolas1" style:font-size-asian="9pt" style:font-weight-asian="bold" style:font-name-complex="Consolas1"/>
    </style:style>
    <style:style style:name="T9" style:family="text">
      <style:text-properties fo:color="#5c5c5c" style:font-name="Consolas" fo:font-size="9pt" fo:font-weight="bold" fo:background-color="#ffffff" style:font-name-asian="Consolas1" style:font-size-asian="9pt" style:font-weight-asian="bold" style:font-name-complex="Consolas1"/>
    </style:style>
    <style:style style:name="T10" style:family="text">
      <style:text-properties fo:color="#5c5c5c" style:font-name="Consolas" fo:font-size="9pt" fo:font-weight="bold" style:font-name-asian="Consolas1" style:font-size-asian="9pt" style:font-weight-asian="bold" style:font-name-complex="Consolas1"/>
    </style:style>
    <style:style style:name="T11" style:family="text">
      <style:text-properties fo:font-size="18pt" style:font-size-asian="18pt"/>
    </style:style>
    <style:style style:name="T12" style:family="text">
      <style:text-properties fo:color="#c00000" style:font-name="Consolas" fo:font-size="9pt" fo:font-weight="bold" style:font-name-asian="Consolas1" style:font-size-asian="9pt" style:font-weight-asian="bold" style:font-name-complex="Consolas1"/>
    </style:style>
    <style:style style:name="T13" style:family="text">
      <style:text-properties fo:color="#c00000" style:font-name="Consolas" fo:font-size="9pt" fo:font-weight="bold" fo:background-color="#ffffff" style:font-name-asian="Consolas1" style:font-size-asian="9pt" style:font-weight-asian="bold" style:font-name-complex="Consolas1"/>
    </style:style>
    <style:style style:name="T14" style:family="text">
      <style:text-properties style:font-name="Verdana" fo:font-size="10pt"/>
    </style:style>
    <style:style style:name="T15" style:family="text">
      <style:text-properties style:font-name="Verdana" fo:font-size="10pt" fo:font-weight="bold" style:font-weight-asian="bold" style:font-weight-complex="bold"/>
    </style:style>
    <style:style style:name="T16" style:family="text">
      <style:text-properties style:font-name="Times New Roman1" fo:font-size="12pt"/>
    </style:style>
    <style:style style:name="T17" style:family="text">
      <style:text-properties fo:font-variant="normal" fo:text-transform="non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2"><text:span text:style-name="T2">1</text:span><text:span text:style-name="T6"> Considere o seguinte código:</text:span></text:h>
      <text:list xml:id="list2261107027847013402" text:style-name="WWNum5">
        <text:list-item>
          <text:p text:style-name="P14"><text:span text:style-name="T7">public</text:span><text:span text:style-name="T9"> </text:span><text:span text:style-name="T7">class</text:span><text:span text:style-name="T9"> Teste{ <text:s/></text:span></text:p>
        </text:list-item>
        <text:list-item>
          <text:p text:style-name="P14"><text:span text:style-name="T10"><text:s text:c="3"/></text:span><text:span text:style-name="T8">public</text:span><text:span text:style-name="T10"> </text:span><text:span text:style-name="T8">static</text:span><text:span text:style-name="T10"> </text:span><text:span text:style-name="T8">void</text:span><text:span text:style-name="T10"> main(){ <text:s/></text:span></text:p>
        </text:list-item>
        <text:list-item>
          <text:p text:style-name="P15"><text:s text:c="6"/>System.out.println("teste"); <text:s/></text:p>
        </text:list-item>
        <text:list-item>
          <text:p text:style-name="P20"><text:s text:c="3"/>} <text:s/></text:p>
        </text:list-item>
        <text:list-item>
          <text:p text:style-name="P15">} <text:s/></text:p>
        </text:list-item>
      </text:list>
      <text:h text:style-name="P42" text:outline-level="2"><text:bookmark text:name="h.xtnvkidh6q4"/>O que podemos dizer sobre ele?</text:h>
      <text:p text:style-name="P12"/>
      <text:p text:style-name="P12">O programa compila, mas dá erro de execução. </text:p>
      <text:p text:style-name="P31">Este programa compila perfeitamente. Mas no momento de tentar executar a classe Teste, a virtual machine tenta procurar um método main estático, que seja público, retorne void, e receba como parâmetro uma array de Strings. Ela não vai encontrar esse método, pois o main acima não recebe uma array de Strings como parâmetro. Ou seja, o programa não executa, lançando uma exceção.</text:p>
      <text:p text:style-name="Standard">O programa não compila.</text:p>
      <text:p text:style-name="Standard">O programa compila, mas dá erro de execução.</text:p>
      <text:p text:style-name="P1">O programa compila, executa e imprime "teste". </text:p>
      <text:h text:style-name="P41" text:outline-level="2"><text:span text:style-name="T5">2</text:span><text:span text:style-name="T6"> Qual o resultado de tentar compilar e executar o código abaixo dentro de um método main?</text:span></text:h>
      <text:list xml:id="list6570286655282191177" text:style-name="WWNum4">
        <text:list-item>
          <text:p text:style-name="P16">String a = "String"; <text:s/></text:p>
        </text:list-item>
        <text:list-item>
          <text:p text:style-name="P25"><text:span text:style-name="T8">int</text:span><text:span text:style-name="T10"> b = </text:span><text:span text:style-name="T12">3</text:span><text:span text:style-name="T10">; <text:s/></text:span></text:p>
        </text:list-item>
        <text:list-item>
          <text:p text:style-name="P25"><text:span text:style-name="T7">int</text:span><text:span text:style-name="T9"> c = </text:span><text:span text:style-name="T13">7</text:span><text:span text:style-name="T9">; <text:s/></text:span></text:p>
        </text:list-item>
        <text:list-item>
          <text:p text:style-name="P21">System.out.println(a + b + c + a); <text:s/></text:p>
        </text:list-item>
      </text:list>
      <text:p text:style-name="P19"/>
      <text:p text:style-name="P12">String37String </text:p>
      <text:p text:style-name="P24">O Java processa a expressão "a + b + c + a" da esquerda para a direita. Na primeira soma, como a é String, b é convertido para String e o resultado da soma é um String. O mesmo ocorre com as outras somas.</text:p>
      <text:p text:style-name="P19"/>
      <text:p text:style-name="Standard">Não compila</text:p>
      <text:p text:style-name="Standard">Lança uma exceção</text:p>
      <text:p text:style-name="Standard">String10String</text:p>
      <text:p text:style-name="Standard">String37String</text:p>
      <text:p text:style-name="P1">StringString </text:p>
      <text:h text:style-name="P41" text:outline-level="2"><text:span text:style-name="T5">3</text:span><text:span text:style-name="T11"> </text:span><text:span text:style-name="T6">Qual será a saída do código abaixo?</text:span></text:h>
      <text:list xml:id="list7422852626012322269" text:style-name="WWNum2">
        <text:list-item>
          <text:p text:style-name="P26"><text:span text:style-name="T7">import</text:span><text:span text:style-name="T9"> java.util.*; <text:s/></text:span></text:p>
        </text:list-item>
        <text:list-item>
          <text:p text:style-name="P22"><text:s text:c="2"/></text:p>
        </text:list-item>
        <text:list-item>
          <text:p text:style-name="P26"><text:span text:style-name="T7">class</text:span><text:span text:style-name="T9"> A{ <text:s/></text:span></text:p>
        </text:list-item>
        <text:list-item>
          <text:p text:style-name="P22"><text:s text:c="2"/></text:p>
        </text:list-item>
        <text:list-item>
          <text:p text:style-name="P26"><text:span text:style-name="T9"><text:s text:c="4"/></text:span><text:span text:style-name="T7">int</text:span><text:span text:style-name="T9"> iSimples; <text:s/></text:span></text:p>
        </text:list-item>
        <text:list-item>
          <text:p text:style-name="P22"><text:s text:c="4"/>Integer iObjeto; <text:s/></text:p>
        </text:list-item>
        <text:list-item>
          <text:p text:style-name="P17"><text:s text:c="4"/>String sObjeto; <text:s/></text:p>
        </text:list-item>
        <text:list-item>
          <text:p text:style-name="P22"><text:s text:c="6"/></text:p>
        </text:list-item>
        <text:list-item>
          <text:p text:style-name="P26"><text:span text:style-name="T9"><text:s text:c="4"/></text:span><text:span text:style-name="T7">public</text:span><text:span text:style-name="T9"> </text:span><text:span text:style-name="T7">static</text:span><text:span text:style-name="T9"> </text:span><text:span text:style-name="T7">void</text:span><text:span text:style-name="T9"> main(String str[]){ <text:s/></text:span></text:p>
        </text:list-item>
        <text:list-item>
          <text:p text:style-name="P26"><text:span text:style-name="T10"><text:s text:c="8"/>A a = </text:span><text:span text:style-name="T8">new</text:span><text:span text:style-name="T10"> A(); <text:s/></text:span></text:p>
        </text:list-item>
        <text:list-item>
          <text:p text:style-name="P17"><text:s text:c="8"/>System.out.println(a.iSimples); <text:s/></text:p>
        </text:list-item>
        <text:list-item>
          <text:p text:style-name="P22"><text:s text:c="8"/>System.out.println(a.iObjeto); <text:s/></text:p>
        </text:list-item>
        <text:list-item>
          <text:p text:style-name="P17"><text:s text:c="8"/>System.out.println(a.sObjeto); <text:s/></text:p>
        </text:list-item>
        <text:list-item>
          <text:p text:style-name="P22"><text:s text:c="4"/>} <text:s/></text:p>
        </text:list-item>
        <text:list-item>
          <text:p text:style-name="P17"><text:soft-page-break/><text:s text:c="2"/></text:p>
        </text:list-item>
        <text:list-item>
          <text:p text:style-name="P22">} <text:s/></text:p>
        </text:list-item>
      </text:list>
      <text:p text:style-name="Standard"/>
      <text:p text:style-name="P13">0 null null </text:p>
      <text:p text:style-name="Standard"/>
      <text:p text:style-name="Standard">null 0 0</text:p>
      <text:p text:style-name="Standard">0 null null</text:p>
      <text:p text:style-name="Standard">null null null</text:p>
      <text:p text:style-name="Standard">0 0 0</text:p>
      <text:p text:style-name="P1">O código não compilará </text:p>
      <text:p text:style-name="Standard"/>
      <text:h text:style-name="P41" text:outline-level="2"><text:span text:style-name="T5">4</text:span><text:span text:style-name="T11"> </text:span><text:span text:style-name="T6">O que o código abaixo, ao ser executado, vai imprimir?</text:span></text:h>
      <text:list xml:id="list4344204946439871846" text:style-name="WWNum1">
        <text:list-item>
          <text:p text:style-name="P27"><text:span text:style-name="T9">System.out.println(</text:span><text:span text:style-name="T13">1</text:span><text:span text:style-name="T9">+</text:span><text:span text:style-name="T13">2</text:span><text:span text:style-name="T9">+""+</text:span><text:span text:style-name="T13">2</text:span><text:span text:style-name="T9">+</text:span><text:span text:style-name="T13">1</text:span><text:span text:style-name="T9">); <text:s/></text:span></text:p>
        </text:list-item>
      </text:list>
      <text:p text:style-name="Standard"/>
      <text:p text:style-name="P12">321 </text:p>
      <text:p text:style-name="P12">Somente depois do primeiro "" o tipo do argumento passa a ser String</text:p>
      <text:p text:style-name="Standard"/>
      <text:p text:style-name="Standard">Não compila </text:p>
      <text:p text:style-name="Standard">1221 </text:p>
      <text:p text:style-name="Standard">6</text:p>
      <text:p text:style-name="Standard">321</text:p>
      <text:p text:style-name="Standard">33</text:p>
      <text:p text:style-name="P1">Não roda </text:p>
      <text:h text:style-name="P41" text:outline-level="2"><text:span text:style-name="T5">5</text:span><text:span text:style-name="T11"> </text:span><text:span text:style-name="T6">Qual o resultado de tentar compilar e executar o código abaixo?</text:span></text:h>
      <text:list xml:id="list3735094146019404222" text:style-name="WWNum3">
        <text:list-item>
          <text:p text:style-name="P28"><text:span text:style-name="T7">public</text:span><text:span text:style-name="T9"> </text:span><text:span text:style-name="T7">class</text:span><text:span text:style-name="T9"> TestByte { <text:s/></text:span></text:p>
        </text:list-item>
        <text:list-item>
          <text:p text:style-name="P28"><text:span text:style-name="T10"><text:s text:c="4"/></text:span><text:span text:style-name="T8">public</text:span><text:span text:style-name="T10"> </text:span><text:span text:style-name="T8">static</text:span><text:span text:style-name="T10"> </text:span><text:span text:style-name="T8">void</text:span><text:span text:style-name="T10"> main(String[] args) { <text:s/></text:span></text:p>
        </text:list-item>
        <text:list-item>
          <text:p text:style-name="P28"><text:span text:style-name="T9"><text:s text:c="8"/></text:span><text:span text:style-name="T7">byte</text:span><text:span text:style-name="T9"> b =</text:span><text:span text:style-name="T13">1</text:span><text:span text:style-name="T9">; <text:s/></text:span></text:p>
        </text:list-item>
        <text:list-item>
          <text:p text:style-name="P28"><text:span text:style-name="T10"><text:s text:c="8"/></text:span><text:span text:style-name="T8">byte</text:span><text:span text:style-name="T10"> b2 = </text:span><text:span text:style-name="T12">3</text:span><text:span text:style-name="T10">; <text:s/></text:span></text:p>
        </text:list-item>
        <text:list-item>
          <text:p text:style-name="P28"><text:span text:style-name="T9"><text:s text:c="8"/></text:span><text:span text:style-name="T7">byte</text:span><text:span text:style-name="T9"> b3 = b + b2; <text:s/></text:span></text:p>
        </text:list-item>
        <text:list-item>
          <text:p text:style-name="P23"><text:s text:c="8"/>System.out.println(b3); <text:s/></text:p>
        </text:list-item>
        <text:list-item>
          <text:p text:style-name="P18"><text:s text:c="4"/>} <text:s/></text:p>
        </text:list-item>
        <text:list-item>
          <text:p text:style-name="P23">} <text:s/></text:p>
        </text:list-item>
      </text:list>
      <text:p text:style-name="Standard"/>
      <text:p text:style-name="Standard"/>
      <text:p text:style-name="P12">Erro de compilação </text:p>
      <text:p text:style-name="P12">O compilador entende que soma de dois bytes ou outros tipos menores resulta sempre um int, que não cabe em um tipo byte.</text:p>
      <text:p text:style-name="Standard"/>
      <text:p text:style-name="Standard">4</text:p>
      <text:p text:style-name="Standard">0.045</text:p>
      <text:p text:style-name="Standard">Erro de execução</text:p>
      <text:p text:style-name="Standard">Erro de compilação</text:p>
      <text:p text:style-name="P1">NaN </text:p>
      <text:p text:style-name="Standard"/>
      <text:p text:style-name="Standard"/>
      <text:p text:style-name="Standard"><text:span text:style-name="T3">6 </text:span><text:span text:style-name="T1">Dado o código, responda:</text:span></text:p>
      <text:p text:style-name="Standard">public class Exercicio {</text:p>
      <text:p text:style-name="Standard"/>
      <text:p text:style-name="Standard"><text:s text:c="4"/>public int contador = 12;</text:p>
      <text:p text:style-name="Standard"/>
      <text:p text:style-name="Standard"><text:soft-page-break/><text:tab/>public static void main(String[] args) {</text:p>
      <text:p text:style-name="Standard"><text:tab/><text:tab/>int contador = 24;</text:p>
      <text:p text:style-name="Standard"><text:tab/><text:tab/>Exercicio exercicio = new Exercicio();</text:p>
      <text:p text:style-name="Standard"><text:tab/><text:tab/>if (exercicio.contador) {</text:p>
      <text:p text:style-name="Standard"><text:tab/><text:tab/><text:tab/>System.out.println(contador);</text:p>
      <text:p text:style-name="Standard"><text:tab/><text:tab/>}</text:p>
      <text:p text:style-name="Standard"><text:tab/>}</text:p>
      <text:p text:style-name="Standard">}</text:p>
      <text:p text:style-name="Standard"/>
      <text:p text:style-name="P12">Não compila.</text:p>
      <text:p text:style-name="P12">Pois usamos um int quando era esperado um boolean em um if.</text:p>
      <text:p text:style-name="Standard"/>
      <text:p text:style-name="Standard">Irá imprimir 12;</text:p>
      <text:p text:style-name="Standard">Irá imprimir 24;</text:p>
      <text:p text:style-name="P1">Não compila.</text:p>
      <text:p text:style-name="Standard"/>
      <text:p text:style-name="Standard"><text:span text:style-name="T3">7 </text:span><text:span text:style-name="T1">Quais declarações são válidas.</text:span></text:p>
      <text:p text:style-name="Standard"/>
      <text:p text:style-name="Standard">A. <text:s text:c="3"/>public char contador = -111;</text:p>
      <text:p text:style-name="Standard">B. <text:s text:c="3"/>public char contador = '\n';</text:p>
      <text:p text:style-name="Standard">C. <text:s text:c="3"/>public char contador = 123456;</text:p>
      <text:p text:style-name="Standard">D. <text:s text:c="2"/>public char contador = 65535;</text:p>
      <text:p text:style-name="Standard">E. <text:s text:c="3"/>public char contador = 0x234;</text:p>
      <text:p text:style-name="Standard"/>
      <text:p text:style-name="P12">B, D, E</text:p>
      <text:p text:style-name="Standard"/>
      <text:p text:style-name="Standard"><text:span text:style-name="T4">8 </text:span><text:span text:style-name="T1">Qual o <text:s/>resultado ao executar o método abaixo:</text:span></text:p>
      <text:p text:style-name="Standard">public static void main(String[] args) {</text:p>
      <text:p text:style-name="Standard"><text:tab/><text:tab/>String nome = "Pedro";</text:p>
      <text:p text:style-name="Standard"><text:tab/><text:tab/>int a = 1;</text:p>
      <text:p text:style-name="Standard"><text:tab/><text:tab/>int b = 2;</text:p>
      <text:p text:style-name="Standard"><text:tab/><text:tab/>System.out.println((a+b)/3+nome+a+b+(a+b)); <text:s/></text:p>
      <text:p text:style-name="Standard"><text:tab/>}</text:p>
      <text:p text:style-name="Standard"/>
      <text:p text:style-name="P12">C (se atentar ao parenteses)</text:p>
      <text:p text:style-name="Standard"/>
      <text:p text:style-name="P10">A. Não Compila</text:p>
      <text:p text:style-name="P10">B. Ocorre um erro na execução</text:p>
      <text:p text:style-name="P10">C. 1Pedro123</text:p>
      <text:p text:style-name="P10">D. 1Pedro6</text:p>
      <text:p text:style-name="P29">E. 1Pedro1212</text:p>
      <text:p text:style-name="P10"/>
      <text:p text:style-name="P11">9</text:p>
      <text:p text:style-name="Standard">2 . Which method names follow the JavaBeans standard? (Choose all that apply.)</text:p>
      <text:p text:style-name="Standard"/>
      <text:p text:style-name="P12">B and D use the valid prefixes 'get' and 'is'.</text:p>
      <text:p text:style-name="P12">A is incorrect because 'add' can be used only with Listener methods. C and E are</text:p>
      <text:p text:style-name="P12">incorrect because 'delete' and 'put' are not standard JavaBeans name prefixes.</text:p>
      <text:p text:style-name="Standard"/>
      <text:p text:style-name="Standard">A. addSize</text:p>
      <text:p text:style-name="Standard">B. getCust</text:p>
      <text:p text:style-name="Standard"><text:soft-page-break/>C. deleteRep</text:p>
      <text:p text:style-name="Standard">D. isColorado</text:p>
      <text:p text:style-name="P1">E. putDimensions</text:p>
      <text:p text:style-name="Standard"/>
      <text:p text:style-name="P11">10</text:p>
      <text:p text:style-name="Standard">Quais declarações são inválidas:</text:p>
      <text:p text:style-name="Standard"/>
      <text:p text:style-name="Standard"/>
      <text:p text:style-name="P12"><text:s text:c="6"/>int #cpf;</text:p>
      <text:p text:style-name="P12"><text:s text:c="6"/>char 10variavel;</text:p>
      <text:p text:style-name="P12"><text:s text:c="6"/>int -valor;</text:p>
      <text:p text:style-name="P12"><text:s text:c="6"/>int &amp;$#;</text:p>
      <text:p text:style-name="Standard"/>
      <text:p text:style-name="Standard"><text:s text:c="6"/>int #cpf;</text:p>
      <text:p text:style-name="Standard"><text:s text:c="6"/>char 10variavel;</text:p>
      <text:p text:style-name="Standard"><text:s text:c="6"/>int count = 1;</text:p>
      <text:p text:style-name="Standard"><text:s text:c="6"/>char _variavel;</text:p>
      <text:p text:style-name="Standard"><text:s text:c="6"/>String $moeda;</text:p>
      <text:p text:style-name="Standard"><text:s text:c="6"/>String _$_;</text:p>
      <text:p text:style-name="Standard"><text:s text:c="6"/>int -valor;</text:p>
      <text:p text:style-name="P1"><text:s text:c="6"/>int &amp;$#;</text:p>
      <text:p text:style-name="Standard"/>
      <text:p text:style-name="P11">11</text:p>
      <text:p text:style-name="Standard">If three versions of MyClass.class exist on a file system:</text:p>
      <text:p text:style-name="Standard">Version 1 is in /foo/bar</text:p>
      <text:p text:style-name="Standard">Version 2 is in /foo/bar/baz</text:p>
      <text:p text:style-name="Standard">Version 3 is in /foo/bar/baz/bing</text:p>
      <text:p text:style-name="Standard"/>
      <text:p text:style-name="Standard">And the system's classpath includes</text:p>
      <text:p text:style-name="Standard">/foo/bar/baz</text:p>
      <text:p text:style-name="Standard"/>
      <text:p text:style-name="Standard">And this command line is invoked from /foo</text:p>
      <text:p text:style-name="Standard">java -classpath /foo/bar/baz/bing:/foo/bar MyClass</text:p>
      <text:p text:style-name="Standard"/>
      <text:p text:style-name="Standard"/>
      <text:p text:style-name="P12">D is correct. A -classpath included with a java invocation overrides a system classpath.</text:p>
      <text:p text:style-name="P12">When java is using any classpath, it reads the classpath from left to right, and uses the</text:p>
      <text:p text:style-name="P12">first match it finds.</text:p>
      <text:p text:style-name="Standard"/>
      <text:p text:style-name="Standard">Which version will be used by java?</text:p>
      <text:p text:style-name="Standard"/>
      <text:p text:style-name="Standard">A. /foo/MyClass.class</text:p>
      <text:p text:style-name="Standard">B. /foo/bar/MyClass.class</text:p>
      <text:p text:style-name="Standard">C. /foo/bar/baz/MyClass.class</text:p>
      <text:p text:style-name="Standard">D. /foo/bar/baz/bing/MyClass.class</text:p>
      <text:p text:style-name="P29">E. The result is not predictable</text:p>
      <text:p text:style-name="P10"/>
      <text:p text:style-name="P10"/>
      <text:p text:style-name="P10"/>
      <text:p text:style-name="P10"/>
      <text:p text:style-name="P10"/>
      <text:p text:style-name="P10"><text:soft-page-break/>12</text:p>
      <text:p text:style-name="P10"/>
      <text:p text:style-name="P32">Which of these statements are legal. Select the three correct answers.</text:p>
      <text:p text:style-name="P2">         <text:span text:style-name="T18"> </text:span><text:span text:style-name="T15">A.  int arr[][] = new int[5][5];<text:line-break/><text:line-break/>          B.  int[]arr[] = new int[5][5];</text:span><text:span text:style-name="T14"><text:line-break/><text:line-break/>          C.  int[] arr = new int[5][];<text:line-break/><text:line-break/>          D.  int[] arr = new int[][5];</text:span></text:p>
      <text:p text:style-name="P33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rows-spanned="2" office:value-type="string">
            <text:p text:style-name="P7">13</text:p>
            <text:p text:style-name="P7"><text:s/>Consider these classes, defined in separate source files,  </text:p>
            <text:p text:style-name="P7">public class Test1{      </text:p>
            <text:p text:style-name="P6">                    <text:span text:style-name="T14">public float aMethod(float a, float b) throws IOException{</text:span></text:p>
            <text:p text:style-name="P6">                    <text:span text:style-name="T14">}</text:span></text:p>
            <text:p text:style-name="P6">           <text:span text:style-name="T14">}<text:line-break/>         </text:span><text:span text:style-name="T16">1.    public class Test2 extends Test1{<text:line-break/>           2.<text:line-break/>           3.   }<text:line-break/>           <text:line-break/>           Which of the following methods would be legal at line 2 in class Test2?</text:span></text:p>
          </table:table-cell>
          <table:table-cell office:value-type="string">
            <text:p text:style-name="P8"/>
          </table:table-cell>
        </table:table-row>
        <table:table-row>
          <table:covered-table-cell/>
          <table:table-cell table:number-rows-spanned="2" office:value-type="string">
            <text:p text:style-name="P8"/>
          </table:table-cell>
        </table:table-row>
        <table:table-row>
          <table:table-cell table:style-name="Tabela1.A1" office:value-type="string">
            <text:p text:style-name="P6">  </text:p>
            <text:p text:style-name="P9">A.<text:span text:style-name="T17">     </text:span>float aMethod(float a, float b){}</text:p>
            <text:p text:style-name="P9">B.<text:span text:style-name="T17">     </text:span><text:span text:style-name="T18">public int aMethod(int a, int b) throws Exception{ }</text:span></text:p>
            <text:p text:style-name="P9">C.<text:span text:style-name="T17">     </text:span>public float aMethod(float a, float b) throws Exception{ }</text:p>
            <text:p text:style-name="P9">D.<text:span text:style-name="T17">     </text:span><text:span text:style-name="T18">public float aMethod(float p, float q){ }</text:span></text:p>
          </table:table-cell>
          <table:covered-table-cell/>
        </table:table-row>
      </table:table>
      <text:p text:style-name="P37"/>
      <text:p text:style-name="P33">14</text:p>
      <text:p text:style-name="P33">In Java, an abstract class cannot be sub-classed.</text:p>
      <text:p text:style-name="P3">A. True</text:p>
      <text:p text:style-name="P39">B. False</text:p>
      <text:p text:style-name="P37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15 </text:p>
      <text:p text:style-name="Preformatted_20_Text">What is the output for the below code ?</text:p>
      <text:p text:style-name="Preformatted_20_Text"/>
      <text:p text:style-name="Preformatted_20_Text">public interface TestInf {</text:p>
      <text:p text:style-name="Preformatted_20_Text"><text:s/>int i =10;</text:p>
      <text:p text:style-name="Preformatted_20_Text">}</text:p>
      <text:p text:style-name="Preformatted_20_Text"/>
      <text:p text:style-name="Preformatted_20_Text">public class Test {</text:p>
      <text:p text:style-name="Preformatted_20_Text"><text:s text:c="8"/>public static void main(String... args) {</text:p>
      <text:p text:style-name="Preformatted_20_Text"><text:s text:c="16"/>TestInf.i=12;</text:p>
      <text:p text:style-name="Preformatted_20_Text"><text:s text:c="16"/>System.out.println(TestInf.i);</text:p>
      <text:p text:style-name="Preformatted_20_Text"><text:s text:c="8"/></text:p>
      <text:p text:style-name="Preformatted_20_Text"><text:s text:c="8"/>}</text:p>
      <text:p text:style-name="Preformatted_20_Text"><text:s text:c="8"/></text:p>
      <text:p text:style-name="Preformatted_20_Text"><text:s text:c="8"/></text:p>
      <text:p text:style-name="Preformatted_20_Text"><text:s text:c="8"/></text:p>
      <text:p text:style-name="Preformatted_20_Text">}</text:p>
      <text:p text:style-name="Preformatted_20_Text"/>
      <text:p text:style-name="Preformatted_20_Text"/>
      <text:p text:style-name="Preformatted_20_Text">options</text:p>
      <text:p text:style-name="P43">A)Compile with error</text:p>
      <text:p text:style-name="P43">All the variables declared in interface is Implicitly static and final , therefore can't change the value.</text:p>
      <text:p text:style-name="P43"/>
      <text:p text:style-name="Preformatted_20_Text">B)10</text:p>
      <text:p text:style-name="Preformatted_20_Text">C)12</text:p>
      <text:p text:style-name="P5">D) Runtime Exception</text:p>
      <text:p text:style-name="P4">16 </text:p>
      <text:p text:style-name="P4">What is the output for the below code ?</text:p>
      <text:p text:style-name="Preformatted_20_Text"/>
      <text:p text:style-name="Preformatted_20_Text">public class Test {</text:p>
      <text:p text:style-name="Preformatted_20_Text"><text:s text:c="12"/>static { int a = 5; }</text:p>
      <text:p text:style-name="Preformatted_20_Text"><text:s text:c="12"/>public static void main(String[] args){</text:p>
      <text:p text:style-name="Preformatted_20_Text"><text:s text:c="12"/>System.out.println(a);</text:p>
      <text:p text:style-name="Preformatted_20_Text"><text:s text:c="12"/>}</text:p>
      <text:p text:style-name="Preformatted_20_Text"><text:s text:c="10"/>}</text:p>
      <text:p text:style-name="Preformatted_20_Text"/>
      <text:p text:style-name="Preformatted_20_Text"/>
      <text:p text:style-name="Preformatted_20_Text">options</text:p>
      <text:p text:style-name="P43">A)Compile with error</text:p>
      <text:p text:style-name="P43">A variable declared <text:s/>in a static initialiser is not accessible outside its enclosing block.</text:p>
      <text:p text:style-name="P43"/>
      <text:p text:style-name="Preformatted_20_Text">B)5</text:p>
      <text:p text:style-name="Preformatted_20_Text">C)0</text:p>
      <text:p text:style-name="P5">D) Runtime Exception</text:p>
      <text:p text:style-name="P4">17 </text:p>
      <text:p text:style-name="P4"><text:span text:style-name="Strong_20_Emphasis">Given a sample code:</text:span></text:p>
      <text:p text:style-name="Text_20_body">public class Sample {<text:line-break/><text:tab/>public static void main(String args[]){<text:line-break/><text:tab/><text:tab/>int[] x = new int[5];<text:line-break/><text:tab/><text:tab/>System.out.println(x[5]);<text:line-break/><text:tab/>}<text:line-break/>}</text:p>
      <text:p text:style-name="Text_20_body"><text:soft-page-break/><text:span text:style-name="Strong_20_Emphasis">What will happen when you compile and run the given code?</text:span></text:p>
      <text:p text:style-name="Text_20_body">1) Compile time error<text:line-break/>2) Compile and print 0<text:line-break/>3) Compile and output of null<text:line-break/><text:span text:style-name="T18">4) Compiles but gives Runtime Exception</text:span> </text:p>
      <text:p text:style-name="P2">ArrayIndexOutOfBoundException</text:p>
      <text:p text:style-name="P4"/>
      <text:p text:style-name="P4">18 </text:p>
      <text:p text:style-name="P4"><text:span text:style-name="Strong_20_Emphasis">Given a sample code:</text:span></text:p>
      <text:p text:style-name="Text_20_body">public class SampleCode {<text:line-break/><text:tab/>public static void main(String args[]){<text:line-break/><text:tab/><text:tab/>SampleCode sc = new SampleCode(); <text:line-break/><text:tab/><text:tab/>sc.meth();<text:line-break/><text:tab/>}<text:line-break/><text:tab/>public void meth(){<text:line-break/><text:tab/><text:tab/>int arr[] = new int[] {1,2,3,4};<text:line-break/><text:tab/><text:tab/>System.out.print(arr.length);<text:line-break/><text:tab/>}<text:line-break/>}</text:p>
      <text:p text:style-name="Text_20_body"><text:span text:style-name="Strong_20_Emphasis">What will happen when you compile and run the given code?</text:span></text:p>
      <text:p text:style-name="P2"><text:span text:style-name="T18">1) Compile and print 4 (Não há acesso ilegal por causa do static, pois a classe está sendo instanciada dentro do método)</text:span><text:line-break/>2) Cant access method outside class<text:line-break/>3) Compile time error<text:line-break/>4) Compile but give runtime error.</text:p>
      <text:p text:style-name="P4">19 </text:p>
      <text:p text:style-name="P4"><text:span text:style-name="Strong_20_Emphasis">Given a sample code:</text:span></text:p>
      <text:p text:style-name="Text_20_body">1 abstract class Ball {<text:line-break/>2 static void method() {<text:line-break/>3 int value = 10;<text:line-break/>4 System.out.println("value = " + value);<text:line-break/>5 }}<text:line-break/><text:line-break/>6 class Football extends Ball {<text:line-break/>}<text:line-break/><text:line-break/>7 public class Sample2 {<text:line-break/>8 public static void main(String args[]) {<text:line-break/>9 Football a = new Football();<text:line-break/>10 a.method1();<text:line-break/>11 }}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>This sample code compiles and execute successfully with output 10 but with a warning that "The static method method() from the type ball should be accessed in a static way" </text:span></text:p>
      <text:p text:style-name="Text_20_body"><text:span text:style-name="Strong_20_Emphasis">What will be the result?</text:span></text:p>
      <text:p text:style-name="P2">(1) Compilation succeeds but cause runtime error<text:line-break/><text:span text:style-name="T18">(2) Compilation succeeds and give output 10</text:span><text:line-break/>(3) Compilation fails because of an error at line 2<text:line-break/><text:span text:style-name="T18">(4) Compilation succeeds but give warning message because of line no 10 </text:span></text:p>
      <text:p text:style-name="P4"/>
      <text:p text:style-name="Text_20_body"/>
      <text:p text:style-name="Text_20_body"><text:span text:style-name="Strong_20_Emphasis">20</text:span></text:p>
      <text:p text:style-name="Text_20_body"><text:span text:style-name="Strong_20_Emphasis">Given a sample code:</text:span></text:p>
      <text:p text:style-name="Text_20_body">1 class Ball {<text:line-break/>2 abstract void sayHello();<text:line-break/>}<text:line-break/><text:line-break/>3 class Football extends Ball {<text:line-break/>4 void sayHello() {<text:line-break/>5 System.out.println("hello");<text:line-break/>6 }}<text:line-break/><text:line-break/>7 public class Sample2 {<text:line-break/>8 public static void main(String args[]) {<text:line-break/>9 Football f = new Football();<text:line-break/>10 f.sayHello();<text:line-break/>11 }}</text:p>
      <text:p text:style-name="Text_20_body"><text:span text:style-name="Strong_20_Emphasis">What is the correct statement for the line number 1 ?</text:span></text:p>
      <text:p text:style-name="P2">(1) Compilation succeeds no issue<text:line-break/><text:span text:style-name="T18">(2) abstract</text:span><text:line-break/>(3) interface<text:line-break/>(4) public</text:p>
      <text:p text:style-name="Text_20_body">21</text:p>
      <text:p text:style-name="Text_20_body"><text:span text:style-name="Strong_20_Emphasis">Given a sample code:</text:span></text:p>
      <text:p text:style-name="Text_20_body">1 class Base {<text:line-break/>2 public void method(int i) {<text:line-break/>3 System.out.println("Value of i is " + i);<text:line-break/>}}<text:line-break/><text:line-break/>4 public class SubClass extends Base {<text:line-break/>5 public void method(int j) {<text:line-break/>6 System.out.println("Value of j is " + j);<text:line-break/>}<text:line-break/><text:line-break/>7 public static void main(String args[]) {<text:line-break/>8 Base b1 = new Base();<text:line-break/>9 Base b2 = new SubClass();<text:line-break/><text:soft-page-break/>10 b1.method(1);<text:line-break/>11 b2.method(2);<text:line-break/>}}</text:p>
      <text:p text:style-name="Text_20_body"><text:span text:style-name="Strong_20_Emphasis">What will be the result?</text:span></text:p>
      <text:p text:style-name="P35">(1)    Value of i is 1<text:line-break/>         Value of j is 2</text:p>
      <text:p text:style-name="Text_20_body">(2)    Value of i is 1<text:line-break/>         Value of j is 1</text:p>
      <text:p text:style-name="Text_20_body">(3)    Value of i is 2<text:line-break/>         Value of j is 2</text:p>
      <text:p text:style-name="P2">(4)    Value of i is 2<text:line-break/>         Value of j is 1</text:p>
      <text:p text:style-name="Text_20_body">22</text:p>
      <text:p text:style-name="Text_20_body"/>
      <text:p text:style-name="Text_20_body"><text:span text:style-name="Strong_20_Emphasis">Given a sample code:</text:span></text:p>
      <text:p text:style-name="Text_20_body">1 class Test {<text:line-break/>2 void printTest() {<text:line-break/>3 System.out.println("superclass");<text:line-break/>}}<text:line-break/><text:line-break/>4 class Sample1 extends Test {<text:line-break/>5 Sample1() {<text:line-break/>6 super.printTest();<text:line-break/>}<text:line-break/><text:line-break/>7 public static void main(String args[]) {<text:line-break/>8 new Sample1();<text:line-break/>}}</text:p>
      <text:p text:style-name="Text_20_body"><text:span text:style-name="Strong_20_Emphasis">What will be the result of above code ?</text:span></text:p>
      <text:p text:style-name="P2">(1) Compilation fails because of an error on line 6<text:line-break/>(2) Compilation fails because of an error on line 8<text:line-break/>(3) Compilation fails because of an error on line 3<text:line-break/><text:span text:style-name="T18">(4) Compile and run successfully with no error</text:span></text:p>
      <text:p text:style-name="Text_20_body">23</text:p>
      <text:p text:style-name="Text_20_body"><text:span text:style-name="Strong_20_Emphasis">Given a sample code:</text:span></text:p>
      <text:p text:style-name="Text_20_body">1 public class Sample1 {<text:line-break/>2 public static void main(String[] args) {<text:line-break/>3 for (int i = 0; i &lt; 2; i++) {<text:line-break/>4 System.out.println(getValue(101));<text:line-break/>}}<text:line-break/><text:line-break/>5 public static int getValue(int i) {<text:line-break/>6 return (short) (Math.random() * i);<text:line-break/>}}</text:p>
      <text:p text:style-name="Text_20_body"/>
      <text:p text:style-name="Text_20_body"><text:soft-page-break/></text:p>
      <text:p text:style-name="Text_20_body"><text:span text:style-name="Strong_20_Emphasis">What will be the result of above code ?</text:span></text:p>
      <text:p text:style-name="P2">(1) Compilation fails because of an error at line 4<text:line-break/>(2) Compilation fails because of an error at line 5<text:line-break/>(3) Compilation fails because of an error at line 6<text:line-break/><text:span text:style-name="T18">(4) Compile and run successfully with with two random number as output</text:span></text:p>
      <text:p text:style-name="P34"/>
      <text:p text:style-name="P10">24</text:p>
      <text:p text:style-name="P10"/>
      <text:p text:style-name="Text_20_body"><text:span text:style-name="Strong_20_Emphasis"><text:span text:style-name="T1">Given a sample code:</text:span></text:span></text:p>
      <text:p text:style-name="Text_20_body">enum Year {<text:line-break/>JANUARY, FEBUARY, MARCH, APRIL, MAY, JUNE, JULY<text:line-break/>}<text:line-break/><text:line-break/>class EnumTest {<text:line-break/>Year year;<text:line-break/><text:line-break/>public EnumTest(Year year) {<text:line-break/>this.year = year;<text:line-break/>}<text:line-break/><text:line-break/>public void tellItLikeItIs() {<text:line-break/>switch (year) {<text:line-break/>case JANUARY:<text:line-break/>System.out.println("JANUARY is too cold.");<text:line-break/>break;<text:line-break/><text:line-break/>case APRIL:<text:line-break/>System.out.println("APRIL is less hot.");<text:line-break/>break;<text:line-break/><text:line-break/>case JULY:<text:line-break/>case JUNE:<text:line-break/>System.out.println("JUNE is hottest.");<text:line-break/>break;<text:line-break/><text:line-break/>default:<text:line-break/>System.out.println("Rest are nice ");<text:line-break/>break;<text:line-break/>}}<text:line-break/><text:line-break/>public static void main(String[] args) {<text:line-break/>EnumTest firstMonth= new EnumTest(Year.JANUARY);<text:line-break/>firstMonth.tellItLikeItIs();<text:line-break/>EnumTest thirdDay = new EnumTest(Year.APRIL);<text:line-break/>thirdDay.tellItLikeItIs();<text:line-break/>EnumTest fifthDay = new EnumTest(Year.JULY);<text:line-break/>fifthDay.tellItLikeItIs();<text:line-break/>EnumTest sixthDay = new EnumTest(Year.MAY);<text:line-break/><text:soft-page-break/>sixthDay.tellItLikeItIs();<text:line-break/>EnumTest seventhDay = new EnumTest(Year.JUNE);<text:line-break/>seventhDay.tellItLikeItIs();<text:line-break/><text:line-break/>}}</text:p>
      <text:p text:style-name="Text_20_body"><text:span text:style-name="Strong_20_Emphasis">What will be the result of above code ?</text:span></text:p>
      <text:p text:style-name="P36">(1)    JANUARY is too cold.<text:line-break/>        APRIL is less hot.<text:line-break/>        JUNE is hottest.<text:line-break/>        Rest are nice <text:line-break/>        JUNE is hottest.</text:p>
      <text:p text:style-name="Text_20_body">(2)    JANUARY is too cold.<text:line-break/>        JUNE is hottest.<text:line-break/>        JUNE is hottest.<text:line-break/>        APRIL is less hot.<text:line-break/>        JUNE is hottest.</text:p>
      <text:p text:style-name="Text_20_body">(3)    JUNE is hottest.<text:line-break/>        JUNE is hottest.<text:line-break/>        Rest are nice <text:line-break/>        APRIL is less hot.<text:line-break/>       JANUARY is too cold.</text:p>
      <text:p text:style-name="P2">(4)    APRIL is less hot.<text:line-break/>        JUNE is hottest.<text:line-break/>        Rest are nice <text:line-break/>        JUNE is hottest.<text:line-break/>        JANUARY is too cold.</text:p>
      <text:p text:style-name="P10">25</text:p>
      <text:p text:style-name="P10"/>
      <text:p text:style-name="Text_20_body"><text:span text:style-name="Strong_20_Emphasis"><text:span text:style-name="T1">Given a sample code:</text:span></text:span></text:p>
      <text:p text:style-name="Text_20_body">1 class Base {<text:line-break/>2 public void method(int i) {<text:line-break/>3 System.out.println("Value of i is " + i);<text:line-break/>}}<text:line-break/><text:line-break/>4 public class SubClass extends Base {<text:line-break/>5 public void method(int j) {<text:line-break/>6 System.out.println("Value of j is " + j);<text:line-break/>}<text:line-break/><text:line-break/>7 public static void main(String args[]) {<text:line-break/>8 SubClass s = new SubClass();<text:line-break/>9 s.method(1);<text:line-break/>}}</text:p>
      <text:p text:style-name="Text_20_body"/>
      <text:p text:style-name="Text_20_body"/>
      <text:p text:style-name="Text_20_body"/>
      <text:p text:style-name="Text_20_body"/>
      <text:p text:style-name="P35"><text:soft-page-break/>It prints the value of j is 1 because of overriding property. </text:p>
      <text:p text:style-name="Text_20_body"/>
      <text:p text:style-name="Text_20_body"><text:span text:style-name="Strong_20_Emphasis">What will be the result of above code ?</text:span></text:p>
      <text:p text:style-name="Text_20_body">(1)    Value of i is 1         </text:p>
      <text:p text:style-name="Text_20_body"><text:span text:style-name="T18">(2)    Value of j is 1    </text:span>  </text:p>
      <text:p text:style-name="Text_20_body">3)    Compilation error at line number 5</text:p>
      <text:p text:style-name="P2">(4)   Compilation error at line number 8 </text:p>
      <text:p text:style-name="P10"/>
      <text:p text:style-name="P10">26</text:p>
      <text:p text:style-name="P10"/>
      <text:p text:style-name="Text_20_body"><text:span text:style-name="Strong_20_Emphasis"><text:span text:style-name="T1">Given a sample code:</text:span></text:span></text:p>
      <text:p text:style-name="Text_20_body">1 class ListState {<text:line-break/>2 public enum State{DELHI, MUMBAI, MADRAS}<text:line-break/>}<text:line-break/><text:line-break/>3 public class Sample4 { <text:line-break/>4 public static void main(String args[]) {<text:line-break/>5  // Place the statement here<text:line-break/>}}</text:p>
      <text:p text:style-name="Text_20_body"><text:span text:style-name="Strong_20_Emphasis">What statement you place at line number 5 for successful compilation and execution of above code?</text:span></text:p>
      <text:p text:style-name="Text_20_body">(1)    ListState state = ListState.DELHI;</text:p>
      <text:p text:style-name="P36">(2)    ListState.State state = ListState.State.MADRAS;</text:p>
      <text:p text:style-name="Text_20_body">(3)    ListState state = MUMBAI; </text:p>
      <text:p text:style-name="P2">(4)    ListState state = ListState.MUMBAI;</text:p>
      <text:p text:style-name="P10"/>
      <text:p text:style-name="P10">27</text:p>
      <text:p text:style-name="P10"/>
      <text:p text:style-name="Text_20_body"><text:span text:style-name="Strong_20_Emphasis"><text:span text:style-name="T1">Given a sample code:</text:span></text:span></text:p>
      <text:p text:style-name="Text_20_body">1 package roseindia;<text:line-break/><text:line-break/>2 public class ClassA {<text:line-break/><text:line-break/>3 public static void doSomething() {<text:line-break/>4 System.out.println("do something");<text:line-break/>}}</text:p>
      <text:p text:style-name="Text_20_body">5 // Place the statement here<text:line-break/><text:line-break/>6 public class ClassB {<text:line-break/>7 public static void main(String args[]) {<text:line-break/>8 ClassA.doSomething();<text:line-break/>}}</text:p>
      <text:p text:style-name="Text_20_body"><text:span text:style-name="Strong_20_Emphasis">What statement you place at line number 5 for successful compilation and execution of above </text:span><text:soft-page-break/><text:span text:style-name="Strong_20_Emphasis">code?</text:span></text:p>
      <text:p text:style-name="P2"><text:span text:style-name="T19">(1) import roseindia.*;<text:line-break/>(2) import roseindia.ClassA; (Place statement (1) or (2) both allow the ClassA method to be called from ClassB. )</text:span><text:line-break/>(3) import roseindia.ClassA.doSomething.*;<text:line-break/>(4) import ClassA;</text:p>
      <text:p text:style-name="P10"/>
      <text:p text:style-name="P10">28</text:p>
      <text:p text:style-name="P10"/>
      <text:p text:style-name="Text_20_body"><text:span text:style-name="Strong_20_Emphasis"><text:span text:style-name="T1">Given a sample code:</text:span></text:span></text:p>
      <text:p text:style-name="Text_20_body">1 public class Sample {<text:line-break/>2 public static void main(String args[]) {<text:line-break/>3    Object obj = new String[] { "1", "2", "3", "4", "5" };<text:line-break/>    {<text:line-break/>4        for (String str : (String[]) obj)<text:line-break/>5        System.out.print(str);<text:line-break/>    }<text:line-break/>}}</text:p>
      <text:p text:style-name="Text_20_body"><text:span text:style-name="Strong_20_Emphasis">What will be the result of above code ?</text:span></text:p>
      <text:p text:style-name="Text_20_body">(1)    Compilation error at line number 3 <text:line-break/>(2)    Compilation error at line number 4   <text:line-break/><text:span text:style-name="T19">(3)    Prints 12345</text:span><text:line-break/>(4)    Raise runtime exception  </text:p>
      <text:p text:style-name="P29"/>
      <text:p text:style-name="P10"/>
      <text:p text:style-name="P10">29</text:p>
      <text:p text:style-name="P10"/>
      <text:p text:style-name="P34">class Sample {<text:line-break/>int x = 100;<text:line-break/><text:line-break/>public void checkValue(int x) {<text:line-break/>x += 1;<text:line-break/>System.out.println(x++);<text:line-break/>}<text:line-break/><text:line-break/>public static void main(String args[]) {<text:line-break/>Sample t = new Sample ();<text:line-break/>t.checkValue(5);<text:line-break/>}}</text:p>
      <text:p text:style-name="Text_20_body"><text:span text:style-name="Strong_20_Emphasis">What will be the result of above code ?</text:span></text:p>
      <text:p text:style-name="P2">(1)    106 <text:line-break/><text:span text:style-name="T18">(2)    6 </text:span><text:line-break/>(3)    7<text:line-break/>(4)    107 </text:p>
      <text:p text:style-name="P10"><text:soft-page-break/>30</text:p>
      <text:p text:style-name="P10"/>
      <text:p text:style-name="P10">public class Test {<text:line-break/>public static final String COOL = "boy";<text:line-break/><text:line-break/>public static void main(String[] args) {<text:line-break/>Sub a = new Sub();<text:line-break/>System.out.print(Test.COOL);<text:line-break/>System.out.print(Sub.COOL);<text:line-break/>System.out.print(a.COOL);<text:line-break/>System.out.print(((Test) a).COOL);<text:line-break/>}<text:line-break/>}<text:line-break/><text:line-break/>class Sub extends Test {<text:line-break/>public static final String COOL = "girl";<text:line-break/>} </text:p>
      <text:p text:style-name="P10"/>
      <text:p text:style-name="P34"><text:span text:style-name="Strong_20_Emphasis">What will be the result? Choose the correct option?</text:span></text:p>
      <text:p text:style-name="Text_20_body">(A) girl girl boy boy<text:line-break/><text:span text:style-name="T19">(B) boy girl boy girl</text:span><text:line-break/>(C) girl boy girl boy<text:line-break/>(D) boy girl girl boy</text:p>
      <text:p text:style-name="P10"/>
      <text:p text:style-name="P29"/>
      <text:p text:style-name="P10"/>
      <text:p text:style-name="P10">31</text:p>
      <text:p text:style-name="P10"/>
      <text:p text:style-name="Text_20_body"><text:span text:style-name="Strong_20_Emphasis"><text:span text:style-name="T1">Given a sample code:</text:span></text:span></text:p>
      <text:p text:style-name="Text_20_body">1    class Test {<text:line-break/>2    public enum Man {<text:line-break/>3    RAJ, SURAJ, DINESH, GUYS<text:line-break/>    };<text:line-break/><text:line-break/>4    public static void main(String[] args) {<text:line-break/>5    Man me = Man.GUYS;<text:line-break/>6    switch (me) {<text:line-break/>7    case RAJ:<text:line-break/>8    System.out.print("Raj ");<text:line-break/>9    case SURAJ:<text:line-break/>10  System.out.print("Suraj ");<text:line-break/>11  default:<text:line-break/>12  System.out.print("Anyone ");<text:line-break/>}}}</text:p>
      <text:p text:style-name="Text_20_body"><text:span text:style-name="Strong_20_Emphasis">What will be the result? Choose the correct option?</text:span></text:p>
      <text:p text:style-name="P2">(A) Raj Suraj Anyone<text:line-break/><text:soft-page-break/>(B) Runtime error. <text:line-break/>(C) Compilation error at line no 5.<text:line-break/><text:span text:style-name="T20">(D) Anyone</text:span></text:p>
      <text:p text:style-name="P10"/>
      <text:p text:style-name="P10">32</text:p>
      <text:p text:style-name="P10"/>
      <text:p text:style-name="Text_20_body"><text:span text:style-name="Strong_20_Emphasis"><text:span text:style-name="T1">Given a sample code:</text:span></text:span></text:p>
      <text:p text:style-name="Text_20_body">abstract class A {<text:line-break/>abstract void a1();<text:line-break/><text:line-break/>void a2() {<text:line-break/>System.out.print(" A");<text:line-break/>}<text:line-break/>}<text:line-break/><text:line-break/>class B extends A {<text:line-break/>void a1() {<text:line-break/>}<text:line-break/><text:line-break/>void a2() {<text:line-break/>System.out.print(" B");<text:line-break/>}<text:line-break/>}<text:line-break/><text:line-break/>class Test extends B {<text:line-break/>public static void main(String[] args) {<text:line-break/>{<text:line-break/>A y = new B();<text:line-break/>y.a2();<text:line-break/>Test z = new Test();<text:line-break/>z.a2();<text:line-break/>}}}</text:p>
      <text:p text:style-name="Text_20_body"><text:span text:style-name="Strong_20_Emphasis">What will be the result? Choose the correct option?</text:span></text:p>
      <text:p text:style-name="P2">(A) A A<text:line-break/>(B) A B <text:line-break/><text:span text:style-name="T18">(C) B B</text:span><text:line-break/>(D) B A</text:p>
      <text:p text:style-name="P10"/>
      <text:p text:style-name="P10">33</text:p>
      <text:p text:style-name="P10"/>
      <text:p text:style-name="Text_20_body"><text:span text:style-name="Strong_20_Emphasis"><text:span text:style-name="T1">Given a sample code:</text:span></text:span></text:p>
      <text:p text:style-name="Text_20_body">1    public class Test1 {<text:line-break/>2    String greet;<text:line-break/>3    int value;<text:line-break/><text:line-break/>4    public Test1() {<text:line-break/>5    greet = " India";<text:line-break/>6    System.out.print(" " + greet);<text:line-break/><text:soft-page-break/>    }<text:line-break/><text:line-break/>7    public Test1(int value) {<text:line-break/>8    this.value = value;<text:line-break/>9    greet = "Hello";<text:line-break/>10  System.out.println(" " + greet);<text:line-break/>    }<text:line-break/><text:line-break/>11  public static void main(String[] args) {<text:line-break/>12  new Test1();<text:line-break/>13  new Test1(1);<text:line-break/>}}</text:p>
      <text:p text:style-name="Text_20_body"><text:span text:style-name="Strong_20_Emphasis">What will be the result? Choose the correct option?</text:span></text:p>
      <text:p text:style-name="P2">(A) Compilation error at line no 5.<text:line-break/>(B) Hello India<text:line-break/><text:span text:style-name="T19">(C) India Hello</text:span><text:line-break/>(D) India India</text:p>
      <text:p text:style-name="P10"/>
      <text:p text:style-name="P10">34</text:p>
      <text:p text:style-name="P10"/>
      <text:p text:style-name="Text_20_body"><text:span text:style-name="Strong_20_Emphasis"><text:span text:style-name="T1">Given a sample code:</text:span></text:span></text:p>
      <text:p text:style-name="Text_20_body">1    class Test3 {<text:line-break/><text:line-break/>2    public Integer showval;<text:line-break/><text:line-break/>3    public void methodOne() {<text:line-break/>4    Integer i = new Integer(1);<text:line-break/>5    showval = i;<text:line-break/>6    methodTwo(i);<text:line-break/>    }<text:line-break/><text:line-break/>7    private void methodTwo(Integer val) {<text:line-break/>8    val = val.intValue();<text:line-break/>9    System.out.print(val + " ");<text:line-break/>    }<text:line-break/><text:line-break/>10    public static void main(String[] args) {<text:line-break/>11    Test3 t = new Test3();<text:line-break/>11    t.methodOne();<text:line-break/>12    t.methodTwo(9);<text:line-break/>    }}</text:p>
      <text:p text:style-name="Text_20_body"><text:span text:style-name="Strong_20_Emphasis">What will be the result? Choose the correct option?</text:span></text:p>
      <text:p text:style-name="P2"><text:span text:style-name="T19">(A) 1 9</text:span><text:line-break/>(B) 9 1<text:line-break/>(C) Compilation error at line no-5<text:line-break/>(D) Compilation error at line no-8 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>35</text:p>
      <text:p text:style-name="P10"/>
      <text:p text:style-name="Text_20_body"><text:span text:style-name="Strong_20_Emphasis"><text:span text:style-name="T1">Given a sample code:</text:span></text:span></text:p>
      <text:p text:style-name="Text_20_body">1    class One {<text:line-break/>2    public One watch() {<text:line-break/>3    System.out.println("One");<text:line-break/>4    return this;<text:line-break/>    }}<text:line-break/><text:line-break/>5    class Two extends One {<text:line-break/>6    public One watch() {<text:line-break/>7    System.out.println("Two");<text:line-break/>8    return this;<text:line-break/>    }}<text:line-break/><text:line-break/>9    class Test extends Two {<text:line-break/><text:line-break/>10  public One watch() {<text:line-break/>11  System.out.println("Test");<text:line-break/>12  return this;<text:line-break/>    }<text:line-break/><text:line-break/>13  public static void main(String[] args) {<text:line-break/>14  One t = new Test3();<text:line-break/>15  t.watch();<text:line-break/>    }}</text:p>
      <text:p text:style-name="Text_20_body"><text:span text:style-name="Strong_20_Emphasis">What will be the result? Choose the correct option?</text:span></text:p>
      <text:p text:style-name="Text_20_body">(A) One<text:line-break/>(B) Two<text:line-break/><text:span text:style-name="T19">(C) Test</text:span><text:line-break/>(D) Compilation error at line no-14 </text:p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/>
    <style:font-face style:name="Verdana" svg:font-family="Verdan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141cm" fo:line-height="100%"/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9pt" fo:font-style="normal" style:text-underline-style="none" fo:font-weight="bold" style:font-name-asian="Consolas1" style:font-size-asian="9pt" style:font-style-asian="normal" style:font-weight-asian="bold" style:font-name-complex="Consolas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format="i" text:display-levels="2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format="i" text:display-levels="5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format="i" text:display-levels="8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format="i" text:display-levels="2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format="i" text:display-levels="5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format="i" text:display-levels="8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format="i" text:display-levels="2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format="i" text:display-levels="5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format="i" text:display-levels="8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format="i" text:display-levels="2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format="i" text:display-levels="5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format="i" text:display-levels="8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format="i" text:display-levels="2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format="i" text:display-levels="5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format="i" text:display-levels="8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1:17:55.46</meta:creation-date>
    <dc:date>2013-02-05T20:17:51.02</dc:date>
    <meta:editing-duration>PT2H59S</meta:editing-duration>
    <meta:editing-cycles>59</meta:editing-cycles>
    <meta:generator>OpenOffice.org/3.4.1$Win32 OpenOffice.org_project/341m1$Build-9593</meta:generator>
    <meta:document-statistic meta:table-count="1" meta:image-count="0" meta:object-count="0" meta:page-count="17" meta:paragraph-count="313" meta:word-count="2679" meta:character-count="16140"/>
  </office:meta>
</office:document-meta>
</file>